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38f7c" officeooo:paragraph-rsid="00038f7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38f7c" officeooo:paragraph-rsid="0006fb7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cfa" officeooo:paragraph-rsid="0008dcf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c8451" officeooo:paragraph-rsid="000c8451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038f7c" officeooo:paragraph-rsid="00038f7c" style:font-size-asian="14pt" style:font-size-complex="14pt"/>
    </style:style>
    <style:style style:name="P6" style:family="paragraph" style:parent-style-name="Standard">
      <style:text-properties fo:font-size="14pt" officeooo:rsid="00038f7c" officeooo:paragraph-rsid="00058913" style:font-size-asian="14pt" style:font-size-complex="14pt"/>
    </style:style>
    <style:style style:name="P7" style:family="paragraph" style:parent-style-name="Standard">
      <style:text-properties fo:font-size="14pt" officeooo:rsid="00038f7c" officeooo:paragraph-rsid="0006fb73" style:font-size-asian="14pt" style:font-size-complex="14pt"/>
    </style:style>
    <style:style style:name="P8" style:family="paragraph" style:parent-style-name="Standard">
      <style:text-properties fo:font-size="14pt" officeooo:paragraph-rsid="0006fb73" style:font-size-asian="14pt" style:font-size-complex="14pt"/>
    </style:style>
    <style:style style:name="P9" style:family="paragraph" style:parent-style-name="Standard">
      <style:text-properties fo:font-size="14pt" officeooo:rsid="00058913" officeooo:paragraph-rsid="00058913" style:font-size-asian="14pt" style:font-size-complex="14pt"/>
    </style:style>
    <style:style style:name="P10" style:family="paragraph" style:parent-style-name="Standard">
      <style:text-properties fo:font-size="14pt" officeooo:rsid="0006fb73" officeooo:paragraph-rsid="0006fb73" style:font-size-asian="14pt" style:font-size-complex="14pt"/>
    </style:style>
    <style:style style:name="P11" style:family="paragraph" style:parent-style-name="Standard">
      <style:text-properties fo:font-size="14pt" officeooo:rsid="00097bcc" officeooo:paragraph-rsid="00097bcc" style:font-size-asian="14pt" style:font-size-complex="14pt"/>
    </style:style>
    <style:style style:name="P12" style:family="paragraph" style:parent-style-name="Standard">
      <style:text-properties fo:font-size="14pt" officeooo:rsid="000a53b7" officeooo:paragraph-rsid="000a53b7" style:font-size-asian="14pt" style:font-size-complex="14pt"/>
    </style:style>
    <style:style style:name="P13" style:family="paragraph" style:parent-style-name="Standard">
      <style:text-properties fo:font-size="14pt" officeooo:rsid="000cc83c" officeooo:paragraph-rsid="000cc83c" style:font-size-asian="14pt" style:font-size-complex="14pt"/>
    </style:style>
    <style:style style:name="P14" style:family="paragraph" style:parent-style-name="Standard">
      <style:text-properties fo:font-size="14pt" fo:font-weight="normal" officeooo:rsid="0008dcfa" officeooo:paragraph-rsid="0008dcfa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058913" officeooo:paragraph-rsid="0006fb73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097bcc" officeooo:paragraph-rsid="00097bcc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36pt" fo:font-weight="bold" officeooo:rsid="000c8451" officeooo:paragraph-rsid="000c8451" style:font-size-asian="31.5pt" style:font-weight-asian="bold" style:font-size-complex="36pt" style:font-weight-complex="bold"/>
    </style:style>
    <style:style style:name="P18" style:family="paragraph" style:parent-style-name="Standard">
      <style:text-properties fo:font-size="24pt" fo:font-weight="bold" officeooo:rsid="000c8451" officeooo:paragraph-rsid="000c8451" style:font-size-asian="24pt" style:font-weight-asian="bold" style:font-size-complex="24pt" style:font-weight-complex="bold"/>
    </style:style>
    <style:style style:name="P19" style:family="paragraph" style:parent-style-name="Standard">
      <style:text-properties officeooo:paragraph-rsid="000b59ea"/>
    </style:style>
    <style:style style:name="T1" style:family="text">
      <style:text-properties officeooo:rsid="0005891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8913" style:font-weight-asian="normal" style:font-weight-complex="normal"/>
    </style:style>
    <style:style style:name="T4" style:family="text">
      <style:text-properties fo:font-weight="normal" officeooo:rsid="0006fb73" style:font-weight-asian="normal" style:font-weight-complex="normal"/>
    </style:style>
    <style:style style:name="T5" style:family="text">
      <style:text-properties fo:font-weight="normal" officeooo:rsid="0008dcfa" style:font-weight-asian="normal" style:font-weight-complex="normal"/>
    </style:style>
    <style:style style:name="T6" style:family="text">
      <style:text-properties fo:font-weight="normal" officeooo:rsid="000a53b7" style:font-weight-asian="normal" style:font-weight-complex="normal"/>
    </style:style>
    <style:style style:name="T7" style:family="text">
      <style:text-properties fo:font-weight="normal" officeooo:rsid="000b59ea" style:font-weight-asian="normal" style:font-weight-complex="normal"/>
    </style:style>
    <style:style style:name="T8" style:family="text">
      <style:text-properties fo:font-weight="bold" officeooo:rsid="00058913" style:font-weight-asian="bold" style:font-weight-complex="bold"/>
    </style:style>
    <style:style style:name="T9" style:family="text">
      <style:text-properties fo:font-weight="bold" officeooo:rsid="00057e9a" style:font-weight-asian="bold" style:font-weight-complex="bold"/>
    </style:style>
    <style:style style:name="T10" style:family="text">
      <style:text-properties fo:font-weight="bold" officeooo:rsid="0006fb73" style:font-weight-asian="bold" style:font-weight-complex="bold"/>
    </style:style>
    <style:style style:name="T11" style:family="text">
      <style:text-properties fo:font-size="14pt" fo:font-weight="normal" officeooo:rsid="000b59ea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0c8451" style:font-size-asian="14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etto di </text:p>
      <text:p text:style-name="P17">“Programmazione di sistemi multicore ed embedded”</text:p>
      <text:p text:style-name="P17"/>
      <text:p text:style-name="P18">- Implementazione di algoritmi paralleli per lo string matching</text:p>
      <text:p text:style-name="P1"/>
      <text:p text:style-name="P1"/>
      <text:p text:style-name="P1"/>
      <text:p text:style-name="P1"/>
      <text:p text:style-name="P1"/>
      <text:p text:style-name="P4">Docente: Salvatore Pontarelli</text:p>
      <text:p text:style-name="P4">Studente: Josef Emanuele Zerpa Ruiz</text:p>
      <text:p text:style-name="P4">Matricola: 1837394</text:p>
      <text:p text:style-name="P4">Data: 02/02/2022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roduzione:</text:p>
      <text:p text:style-name="P5"/>
      <text:p text:style-name="P6">Per la conclusione del corso di “programmazione di sistemi multicore e embedded” ci sono stati offerti dal professore una serie di progetti di programmazione parallela. In questo caso è stat<text:span text:style-name="T1">a scelta l’implementazione di algoritmi paralleli per lo string matching.</text:span></text:p>
      <text:p text:style-name="P2"/>
      <text:p text:style-name="P14">La definizione del progetto richiede l’implementazione di una ricerca di un insieme di n pattern, su di uno stream di pacchetti dati, con l’utilizzo di almeno tra gli algoritmi Knuth-Morris-Prat e Aho-Corasick. Si richiedono anche comparazioni tra le prestazioni di una versione lineare, una a memoria distribuita in MPI, ed una a memoria condivisa in openMP.</text:p>
      <text:p text:style-name="P14"/>
      <text:p text:style-name="P14"><text:soft-page-break/></text:p>
      <text:p text:style-name="P3">Svolgimento:</text:p>
      <text:p text:style-name="P2"/>
      <text:p text:style-name="P15">Il quesito principale riguarda il ‘come’ parallelizzare il processo. </text:p>
      <text:p text:style-name="P7"><text:span text:style-name="T3">Iniziamo la nostra analisi definendo il problema come un input di caratteri, un insieme di stringhe – i pattern da ricercare -, e un output – il risultato della ricerca. </text:span></text:p>
      <text:p text:style-name="P6"/>
      <text:p text:style-name="P13">Ai fini del progetto consideriamo lo stream di pacchetti privato di eventuali encoding. L’implementazione proposta si concentra sul problema dello ‘string matching’ concorrente.</text:p>
      <text:p text:style-name="P6"/>
      <text:p text:style-name="P8"><text:span text:style-name="T8">Problemi</text:span><text:span text:style-name="T9"> </text:span><text:span text:style-name="T10">e soluzioni progettuali.</text:span></text:p>
      <text:p text:style-name="P8"><text:span text:style-name="T3">Una prima idea ci potrebbe suggerire di suddividere il lavoro sul set di stringhe, ovvero parallelizzare la ricerca </text:span><text:span text:style-name="T4">su ogni</text:span><text:span text:style-name="T3"> parola </text:span><text:span text:style-name="T4">ricercata</text:span><text:span text:style-name="T3">. Questo però limita la scalabilità della parallelizzazione, al numero di stringhe ricercate. Es. Si ricercano 2 stringhe, massima parallelizzazione t / 2 , dove t pu</text:span><text:span text:style-name="T4">ò</text:span><text:span text:style-name="T3"> essere visto come il tempo impiegato per svolgere la ricerca.</text:span></text:p>
      <text:p text:style-name="P9"><text:span text:style-name="T2">Quindi consideriamo cambiare approccio, parallelizzando rispetto all’input. </text:span></text:p>
      <text:p text:style-name="P10"><text:span text:style-name="T2">Una tale parallelizzazione implica una segmentazione dell’input, </text:span><text:span text:style-name="T5">in modo da poter far lavorare ogni linea di processazione su un segmento</text:span><text:span text:style-name="T2">. Due nuovi problemi sono introdotti: </text:span><text:span text:style-name="T5">c</text:span><text:span text:style-name="T2">ome segmentare l’input, e come assicurarsi che pattern presenti nell’input non vengano segmentati in segmenti diversi, sfuggendo così alla ricerca (falsi negativi).</text:span></text:p>
      <text:p text:style-name="P10"><text:span text:style-name="T2">Per risolvere a queste problematiche si è optato per la segmentazione in buffer di dimensione prestabilita, eguagliando la mole di lavoro distribuita sulle varie linee di processazione, e applicando una sovrapposizione tra un segmento e il prossimo, uguale alla dimensione della pattern più lungo ricercato. Questa soluzione è sembrata più sensata che la più semplice soluzione di dividere l’input in base ai pacchetti. La suddivisione per pacchetti implicherebbe un parsing dell’input per individuare l’inzio e la fine di un pacchetto (data offset e content length). In alternativa, considerando un input con un pacchetto per riga, rimane il problema della variabilità dell</text:span><text:span text:style-name="T5">e</text:span><text:span text:style-name="T2"> dimensioni di un pacchetto, e quindi la distribuzione </text:span><text:span text:style-name="T5">non omogenea</text:span><text:span text:style-name="T2"> del lavoro nelle diverse linee di processazione.</text:span></text:p>
      <text:p text:style-name="P10"><text:span text:style-name="T2"/></text:p>
      <text:p text:style-name="P10"><text:span text:style-name="T2"/></text:p>
      <text:p text:style-name="P3">Implementazione e ottimizzazioni.</text:p>
      <text:p text:style-name="P16">Procedendo in questo modo, possiamo applicare l’algoritmo di ricerca su uno stream, leggendo sequenzialmente, e applicando la ricerca sul buffer ottenuto. </text:p>
      <text:p text:style-name="P11"><text:span text:style-name="T2">Come prima ottimizzazione, non a livello di efficenza ma di usabilità, notiamo che sfruttando un indice sul ciclo di lettura dell’input, e richiedendo un indice sulla ricerca, relativa alla posizione dove è stato trovato il pattern, possiamo risalire alla posizione del pattern nell’intero input – stream o file.</text:span><text:span text:style-name="T5"> </text:span><text:span text:style-name="T2">Questa operazione diventa più complessa nelle implementazioni parallele, ma può ancora essere compiuta con qualche accortezza, es. </text:span><text:span text:style-name="T6">considerare il ciclo nel quale viene eseguita la lettura, </text:span><text:soft-page-break/><text:span text:style-name="T6">considerare il numero sequenziale della linea di processazione, aggiornare i valori degli indici secondo considerando la sovrapposizione della lettura.</text:span></text:p>
      <text:p text:style-name="P12"><text:span text:style-name="T2">Una seconda ottimizzazione può essere svolta nell’implementazione lineare. Entrambi gli algoritmi Knuth-Morris-Prat(KMP) e Aho-Corasick(AC) usano degli automi con stati per identificare lo svolgimento della ricerca. Modularizzando la costruzione dell’automa, lo stato, e la ricerca, possiamo eseguire ricerche sequenziali, fornendo lo stesso automa, e salvando di volta in volta l’avanzamento della ricerca nella variabile di stato. Questo permette di omettere la sovrapposizione delle letture nell’implementazione lineare. </text:span></text:p>
      <text:p text:style-name="P12"><text:span text:style-name="T2">Per l’implementazione a memoria distribuita procediamo con l’approccio della segmentazione con sovrapposizione. </text:span><text:span text:style-name="T7">Essendo un sistema a memoria distribuita bisogna comunicare l’input ad ogni linea di processazione, in questo caso processi. Utilizzando una gerarchia master-slave, deleghiamo al processo principale il compito di leggere sequenzialmente l’input, segmentare applicando la sovrapposizione, inviare i buffer ai vari processi, e ricevere ad ogni ciclo i risultati della ricerca.</text:span></text:p>
      <text:p text:style-name="P19"><text:span text:style-name="T11">L’implementazione a memoria condivisa invece elimina il problema della </text:span><text:span text:style-name="T12">distribuzione </text:span><text:span text:style-name="T11">dell’input. L’input è già disponibile ad ogni linea di processazione, in questo caso thread. L’approccio scelto è quindi quello di parallellizzare, mantenendo esclusiva e sequenziale la lettura, operando in parallelo con la ricerca, </text:span><text:span text:style-name="T12">facendo uso di </text:span><text:span text:style-name="T11">variabili private. Unico accorgimento importante, per l’implementazione multi-thread è la definizione di variabili private e la modifica degli algoritmi di ricerca affinchè facciano uso di queste </text:span><text:span text:style-name="T12">è</text:span><text:span text:style-name="T11"> indispensabili per valori come lo stato della ricerca, la posizione, ed eventuali valori di ritorno. </text:span><text:span text:style-name="T12">Valori che altrimenti vengono alterati da accessi concorrenti in linee di esecuzione differenti.</text:span></text:p>
      <text:p text:style-name="P11"><text:span text:style-name="T6"/></text:p>
      <text:p text:style-name="P3">Risultati.</text:p>
      <text:p text:style-name="P3"/>
      <text:p text:style-name="P3"/>
      <text:p text:style-name="P3"/>
      <text:p text:style-name="P3">Conclusione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00:59:06.826040554</meta:creation-date>
    <dc:date>2022-01-31T12:06:37.878392079</dc:date>
    <meta:editing-duration>PT17M4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27" meta:word-count="767" meta:character-count="5495" meta:non-whitespace-character-count="4746"/>
  </office:meta>
</office:document-meta>
</file>